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officeooo:rsid="0004f111" officeooo:paragraph-rsid="0004f111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officeooo:rsid="0004f111" officeooo:paragraph-rsid="0004f111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rsid="0004f111" officeooo:paragraph-rsid="0004f111" style:font-size-asian="12pt" style:font-weight-asian="bold" style:font-size-complex="12pt" style:font-weight-complex="bold"/>
    </style:style>
    <style:style style:name="P4" style:family="paragraph" style:parent-style-name="Header">
      <style:text-properties officeooo:rsid="0004f111" officeooo:paragraph-rsid="0004f11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n Loop STDR control</text:p>
      <text:p text:style-name="P2"/>
      <text:p text:style-name="P2"/>
      <text:p text:style-name="P1">Objective:</text:p>
      <text:p text:style-name="P2">To move the robot within the maze from the start point to the upper left corner using open loop control method.</text:p>
      <text:p text:style-name="P2"/>
      <text:p text:style-name="P2"><text:span text:style-name="T1">Process</text:span>:</text:p>
      <text:p text:style-name="P2">In order to achieve the objective, a series of linear movements and rotations where taken to avoid collision through the maze. The commands are ordered as follows:</text:p>
      <text:p text:style-name="P2"/>
      <text:p text:style-name="P2">1- Move 3 meters forward.</text:p>
      <text:p text:style-name="P2">2- Rotate 30 degrees counterclockwise.</text:p>
      <text:p text:style-name="P2">3- Move 5 meters forward. </text:p>
      <text:p text:style-name="P2">4- Rotate 67.5 degrees counterclockwise.</text:p>
      <text:p text:style-name="P2">5- Move 5 meters forward.</text:p>
      <text:p text:style-name="P2">6- Rotate 90 degrees counterclockwise.</text:p>
      <text:p text:style-name="P2">7- Move 9 meters forward.</text:p>
      <text:p text:style-name="P2">8- Rotate 60 degrees clockwise.</text:p>
      <text:p text:style-name="P2">9- Move 4.5 meters forward.</text:p>
      <text:p text:style-name="P2">10- Rotate 30 degrees clockwise.</text:p>
      <text:p text:style-name="P2">11- Move 6 meters forward.</text:p>
      <text:p text:style-name="P2"/>
      <text:p text:style-name="P2"><text:span text:style-name="T1">Result</text:span>: </text:p>
      <text:p text:style-name="P2">I ran this code around 10 times. While the robot collide two times, the rest of the times the robot succeed in reaching the end point without any collision.</text:p>
      <text:p text:style-name="P2"/>
      <text:p text:style-name="P1">Conclusion:</text:p>
      <text:p text:style-name="P2">In a nutshell, the success rate of the code I wrote, according to 10 readings, is 80%. I assume that the design of the STDR simulator is realistic such that it include some of the error factors that could take place in real life experi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4f111" officeooo:paragraph-rsid="0004f1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ebruary 2, 2017</text:p>
        <text:p text:style-name="MP1">P1_axn337</text:p>
        <text:p text:style-name="MP1">Ammar Nahar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0:56:03.938836254</dc:date>
    <meta:document-statistic meta:table-count="0" meta:image-count="0" meta:object-count="0" meta:page-count="1" meta:paragraph-count="23" meta:word-count="191" meta:character-count="1099" meta:non-whitespace-character-count="929"/>
    <meta:generator>LibreOffice/4.2.8.2$Linux_X86_64 LibreOffice_project/420m0$Build-2</meta:generator>
  </office:meta>
</office:document-meta>
</file>